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8"/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229cm" svg:height="10.481cm" svg:x="0cm" svg:y="9.292cm">
            <draw:object draw:notify-on-update-of-ranges="Sheet1.A2:Sheet1.A2 Sheet1.I2:Sheet1.I5 Sheet1.A7:Sheet1.A7 Sheet1.I7:Sheet1.I10 Sheet1.A12:Sheet1.A12 Sheet1.I12:Sheet1.I15 Sheet1.A17:Sheet1.A17 Sheet1.I17:Sheet1.I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6" table:default-cell-style-name="ce2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table:style-name="Default" office:value-type="string" calcext:value-type="string">
            <text:p>t1</text:p>
          </table:table-cell>
          <table:table-cell table:style-name="Default" office:value-type="string" calcext:value-type="string">
            <text:p>t2</text:p>
          </table:table-cell>
          <table:table-cell table:style-name="Default" office:value-type="string" calcext:value-type="string">
            <text:p>t3</text:p>
          </table:table-cell>
          <table:table-cell table:style-name="Default" office:value-type="string" calcext:value-type="string">
            <text:p>t4</text:p>
          </table:table-cell>
          <table:table-cell table:style-name="Default" office:value-type="string" calcext:value-type="string">
            <text:p>t5</text:p>
          </table:table-cell>
          <table:table-cell table:style-name="Default" office:value-type="string" calcext:value-type="string">
            <text:p>Average wct</text:p>
          </table:table-cell>
          <table:table-cell table:style-name="Default" office:value-type="string" calcext:value-type="string">
            <text:p>Weak scaling efficiency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66" calcext:value-type="float">
            <text:p>0.0066</text:p>
          </table:table-cell>
          <table:table-cell table:number-columns-repeated="3" office:value-type="float" office:value="0.0063" calcext:value-type="float">
            <text:p>0.0063</text:p>
          </table:table-cell>
          <table:table-cell office:value-type="float" office:value="0.0066" calcext:value-type="float">
            <text:p>0.0066</text:p>
          </table:table-cell>
          <table:table-cell table:formula="of:=AVERAGE([.C2:.G2])" office:value-type="float" office:value="0.00642" calcext:value-type="float">
            <text:p>0.0064</text:p>
          </table:table-cell>
          <table:table-cell table:formula="of:=[.H$2]/[.H2]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63" calcext:value-type="float">
            <text:p>0.0063</text:p>
          </table:table-cell>
          <table:table-cell table:number-columns-repeated="4" office:value-type="float" office:value="0.0066" calcext:value-type="float">
            <text:p>0.0066</text:p>
          </table:table-cell>
          <table:table-cell table:formula="of:=AVERAGE([.C3:.G3])" office:value-type="float" office:value="0.00654" calcext:value-type="float">
            <text:p>0.0065</text:p>
          </table:table-cell>
          <table:table-cell table:formula="of:=[.H$2]/[.H3]" office:value-type="float" office:value="0.981651376146789" calcext:value-type="float">
            <text:p>0.9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71" calcext:value-type="float">
            <text:p>0.0071</text:p>
          </table:table-cell>
          <table:table-cell table:number-columns-repeated="4" office:value-type="float" office:value="0.0073" calcext:value-type="float">
            <text:p>0.0073</text:p>
          </table:table-cell>
          <table:table-cell table:formula="of:=AVERAGE([.C4:.G4])" office:value-type="float" office:value="0.00726" calcext:value-type="float">
            <text:p>0.0073</text:p>
          </table:table-cell>
          <table:table-cell table:formula="of:=[.H$2]/[.H4]" office:value-type="float" office:value="0.884297520661157" calcext:value-type="float">
            <text:p>0.8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.0085" calcext:value-type="float">
            <text:p>0.0085</text:p>
          </table:table-cell>
          <table:table-cell office:value-type="float" office:value="0.0088" calcext:value-type="float">
            <text:p>0.0088</text:p>
          </table:table-cell>
          <table:table-cell table:formula="of:=AVERAGE([.C5:.G5])" office:value-type="float" office:value="0.00856" calcext:value-type="float">
            <text:p>0.0086</text:p>
          </table:table-cell>
          <table:table-cell table:formula="of:=[.H$2]/[.H5]" office:value-type="float" office:value="0.75" calcext:value-type="float">
            <text:p>0.75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01172" calcext:value-type="float">
            <text:p>0.0117</text:p>
          </table:table-cell>
          <table:table-cell table:formula="of:=AVERAGE([.C7:.G7])" office:value-type="float" office:value="0.01172" calcext:value-type="float">
            <text:p>0.0117</text:p>
          </table:table-cell>
          <table:table-cell table:formula="of:=[.H$7]/[.H7]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.01367" calcext:value-type="float">
            <text:p>0.0137</text:p>
          </table:table-cell>
          <table:table-cell table:formula="of:=AVERAGE([.C8:.G8])" office:value-type="float" office:value="0.01367" calcext:value-type="float">
            <text:p>0.0137</text:p>
          </table:table-cell>
          <table:table-cell table:formula="of:=[.H$7]/[.H8]" office:value-type="float" office:value="0.857351865398683" calcext:value-type="float">
            <text:p>0.8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.01562" calcext:value-type="float">
            <text:p>0.0156</text:p>
          </table:table-cell>
          <table:table-cell table:formula="of:=AVERAGE([.C9:.G9])" office:value-type="float" office:value="0.01562" calcext:value-type="float">
            <text:p>0.0156</text:p>
          </table:table-cell>
          <table:table-cell table:formula="of:=[.H$7]/[.H9]" office:value-type="float" office:value="0.750320102432778" calcext:value-type="float">
            <text:p>0.7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.01953" calcext:value-type="float">
            <text:p>0.0195</text:p>
          </table:table-cell>
          <table:table-cell table:formula="of:=AVERAGE([.C10:.G10])" office:value-type="float" office:value="0.01953" calcext:value-type="float">
            <text:p>0.0195</text:p>
          </table:table-cell>
          <table:table-cell table:formula="of:=[.H$7]/[.H10]" office:value-type="float" office:value="0.60010240655402" calcext:value-type="float">
            <text:p>0.6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2734" calcext:value-type="float">
            <text:p>0.0273</text:p>
          </table:table-cell>
          <table:table-cell office:value-type="float" office:value="0.02759" calcext:value-type="float">
            <text:p>0.0276</text:p>
          </table:table-cell>
          <table:table-cell table:number-columns-repeated="2" office:value-type="float" office:value="0.0271" calcext:value-type="float">
            <text:p>0.0271</text:p>
          </table:table-cell>
          <table:table-cell office:value-type="float" office:value="0.02734" calcext:value-type="float">
            <text:p>0.0273</text:p>
          </table:table-cell>
          <table:table-cell table:formula="of:=AVERAGE([.C12:.G12])" office:value-type="float" office:value="0.027294" calcext:value-type="float">
            <text:p>0.0273</text:p>
          </table:table-cell>
          <table:table-cell table:formula="of:=[.H$12]/[.H12]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.0332" calcext:value-type="float">
            <text:p>0.0332</text:p>
          </table:table-cell>
          <table:table-cell table:number-columns-repeated="2" office:value-type="float" office:value="0.03271" calcext:value-type="float">
            <text:p>0.0327</text:p>
          </table:table-cell>
          <table:table-cell table:number-columns-repeated="2" office:value-type="float" office:value="0.0332" calcext:value-type="float">
            <text:p>0.0332</text:p>
          </table:table-cell>
          <table:table-cell table:formula="of:=AVERAGE([.C13:.G13])" office:value-type="float" office:value="0.033004" calcext:value-type="float">
            <text:p>0.0330</text:p>
          </table:table-cell>
          <table:table-cell table:formula="of:=[.H$12]/[.H13]" office:value-type="float" office:value="0.826990667797843" calcext:value-type="float">
            <text:p>0.8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.03857" calcext:value-type="float">
            <text:p>0.0386</text:p>
          </table:table-cell>
          <table:table-cell table:number-columns-repeated="2" office:value-type="float" office:value="0.03906" calcext:value-type="float">
            <text:p>0.0391</text:p>
          </table:table-cell>
          <table:table-cell table:formula="of:=AVERAGE([.C14:.G14])" office:value-type="float" office:value="0.038766" calcext:value-type="float">
            <text:p>0.0388</text:p>
          </table:table-cell>
          <table:table-cell table:formula="of:=[.H$12]/[.H14]" office:value-type="float" office:value="0.704070577310014" calcext:value-type="float">
            <text:p>0.7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.04541" calcext:value-type="float">
            <text:p>0.0454</text:p>
          </table:table-cell>
          <table:table-cell office:value-type="float" office:value="0.0498" calcext:value-type="float">
            <text:p>0.0498</text:p>
          </table:table-cell>
          <table:table-cell table:formula="of:=AVERAGE([.C15:.G15])" office:value-type="float" office:value="0.046288" calcext:value-type="float">
            <text:p>0.0463</text:p>
          </table:table-cell>
          <table:table-cell table:formula="of:=[.H$12]/[.H15]" office:value-type="float" office:value="0.589656066367093" calcext:value-type="float">
            <text:p>0.59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0554" calcext:value-type="float">
            <text:p>0.0554</text:p>
          </table:table-cell>
          <table:table-cell table:number-columns-repeated="2" office:value-type="float" office:value="0.0547" calcext:value-type="float">
            <text:p>0.0547</text:p>
          </table:table-cell>
          <table:table-cell office:value-type="float" office:value="0.0544" calcext:value-type="float">
            <text:p>0.0544</text:p>
          </table:table-cell>
          <table:table-cell table:formula="of:=AVERAGE([.C17:.G17])" office:value-type="float" office:value="0.05488" calcext:value-type="float">
            <text:p>0.0549</text:p>
          </table:table-cell>
          <table:table-cell table:formula="of:=[.H$17]/[.H17]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664" calcext:value-type="float">
            <text:p>0.0664</text:p>
          </table:table-cell>
          <table:table-cell table:number-columns-repeated="2" office:value-type="float" office:value="0.0662" calcext:value-type="float">
            <text:p>0.0662</text:p>
          </table:table-cell>
          <table:table-cell office:value-type="float" office:value="0.0664" calcext:value-type="float">
            <text:p>0.0664</text:p>
          </table:table-cell>
          <table:table-cell table:formula="of:=AVERAGE([.C18:.G18])" office:value-type="float" office:value="0.06622" calcext:value-type="float">
            <text:p>0.0662</text:p>
          </table:table-cell>
          <table:table-cell table:formula="of:=[.H$17]/[.H18]" office:value-type="float" office:value="0.828752642706131" calcext:value-type="float">
            <text:p>0.8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0779" calcext:value-type="float">
            <text:p>0.0779</text:p>
          </table:table-cell>
          <table:table-cell table:number-columns-repeated="2" office:value-type="float" office:value="0.0781" calcext:value-type="float">
            <text:p>0.0781</text:p>
          </table:table-cell>
          <table:table-cell table:formula="of:=AVERAGE([.C19:.G19])" office:value-type="float" office:value="0.07802" calcext:value-type="float">
            <text:p>0.0780</text:p>
          </table:table-cell>
          <table:table-cell table:formula="of:=[.H$17]/[.H19]" office:value-type="float" office:value="0.70340938220969" calcext:value-type="float">
            <text:p>0.7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092" calcext:value-type="float">
            <text:p>0.0920</text:p>
          </table:table-cell>
          <table:table-cell office:value-type="float" office:value="0.0911" calcext:value-type="float">
            <text:p>0.0911</text:p>
          </table:table-cell>
          <table:table-cell office:value-type="float" office:value="0.0918" calcext:value-type="float">
            <text:p>0.0918</text:p>
          </table:table-cell>
          <table:table-cell table:formula="of:=AVERAGE([.C20:.G20])" office:value-type="float" office:value="0.09148" calcext:value-type="float">
            <text:p>0.0915</text:p>
          </table:table-cell>
          <table:table-cell table:formula="of:=[.H$17]/[.H20]" office:value-type="float" office:value="0.59991254919108" calcext:value-type="float">
            <text:p>0.6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 table:number-columns-repeated="7"/>
          <table:table-cell office:value-type="string" calcext:value-type="string">
            <text:p>N=2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7P0"/>
    </number:currency-style>
    <number:number-style style:name="N118">
      <number:number number:decimal-places="4" number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00/00/00</text:date>, <text:time style:data-style-name="N2" text:time-value="23:06:03.29882335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oreno Marzolla</meta:initial-creator>
    <meta:creation-date>2017-03-04T20:02:04.225625018</meta:creation-date>
    <dc:date>2021-09-03T23:07:04.215041918</dc:date>
    <meta:editing-duration>PT1H10M39S</meta:editing-duration>
    <meta:editing-cycles>17</meta:editing-cycles>
    <meta:generator>LibreOffice/7.2.0.4$MacOSX_X86_64 LibreOffice_project/9a9c6381e3f7a62afc1329bd359cc48accb6435b</meta:generator>
    <meta:document-statistic meta:table-count="1" meta:cell-count="154" meta:object-count="1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23cm" svg:height="10.482cm" xlink:href=".." xlink:type="simple" chart:class="chart:line" chart:style-name="ch1">
        <chart:title svg:x="5.103cm" svg:y="0.345cm" chart:style-name="ch2">
          <text:p>Weak scaling efficiency</text:p>
        </chart:title>
        <chart:legend chart:legend-position="end" svg:x="13.272cm" svg:y="4.205cm" style:legend-expansion="high" chart:style-name="ch3"/>
        <chart:plot-area chart:style-name="ch4" table:cell-range-address="Sheet1.A2:Sheet1.A2 Sheet1.I2:Sheet1.I5 Sheet1.A7:Sheet1.A7 Sheet1.I7:Sheet1.I10 Sheet1.A12:Sheet1.A12 Sheet1.I12:Sheet1.I15 Sheet1.A17:Sheet1.A17 Sheet1.I17:Sheet1.I20" chart:data-source-has-labels="row" svg:x="1.303cm" svg:y="1.341cm" svg:width="11.665cm" svg:height="7.963cm">
          <chart:coordinate-region svg:x="2.27cm" svg:y="1.539cm" svg:width="10.594cm" svg:height="7.123cm"/>
          <chart:axis chart:dimension="x" chart:name="primary-x" chart:style-name="ch5">
            <chart:title svg:x="6.046cm" svg:y="9.513cm" chart:style-name="ch6">
              <text:p>N. of cores (p)</text:p>
            </chart:title>
          </chart:axis>
          <chart:axis chart:dimension="y" chart:name="primary-y" chart:style-name="ch7">
            <chart:title svg:x="0.451cm" svg:y="6.087cm" chart:style-name="ch8">
              <text:p>Efficiency</text:p>
            </chart:title>
            <chart:grid chart:style-name="ch9" chart:class="major"/>
          </chart:axis>
          <chart:series chart:style-name="ch10" chart:values-cell-range-address="Sheet1.I2:Sheet1.I5" chart:label-cell-address="Sheet1.A2:Sheet1.A2" chart:class="chart:line">
            <chart:data-point chart:repeated="4"/>
          </chart:series>
          <chart:series chart:style-name="ch11" chart:values-cell-range-address="Sheet1.I7:Sheet1.I10" chart:label-cell-address="Sheet1.A7:Sheet1.A7" chart:class="chart:line">
            <chart:data-point chart:repeated="4"/>
          </chart:series>
          <chart:series chart:style-name="ch12" chart:values-cell-range-address="Sheet1.I12:Sheet1.I15" chart:label-cell-address="Sheet1.A12:Sheet1.A12" chart:class="chart:line">
            <chart:data-point chart:repeated="4"/>
          </chart:series>
          <chart:series chart:style-name="ch13" chart:values-cell-range-address="Sheet1.I17:Sheet1.I20" chart:label-cell-address="Sheet1.A17:Sheet1.A17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Sheet1.A2:Sheet1.A2</svg:desc>
                </draw:g>
              </table:table-cell>
              <table:table-cell office:value-type="string">
                <text:p>20</text:p>
                <draw:g>
                  <svg:desc>Sheet1.A7:Sheet1.A7</svg:desc>
                </draw:g>
              </table:table-cell>
              <table:table-cell office:value-type="string">
                <text:p>50</text:p>
                <draw:g>
                  <svg:desc>Sheet1.A12:Sheet1.A12</svg:desc>
                </draw:g>
              </table:table-cell>
              <table:table-cell office:value-type="string">
                <text:p>100</text:p>
                <draw:g>
                  <svg:desc>Sheet1.A17:Sheet1.A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I2:Sheet1.I5</svg:desc>
                </draw:g>
              </table:table-cell>
              <table:table-cell office:value-type="float" office:value="1">
                <text:p>1</text:p>
                <draw:g>
                  <svg:desc>Sheet1.I7:Sheet1.I10</svg:desc>
                </draw:g>
              </table:table-cell>
              <table:table-cell office:value-type="float" office:value="1">
                <text:p>1</text:p>
                <draw:g>
                  <svg:desc>Sheet1.I12:Sheet1.I15</svg:desc>
                </draw:g>
              </table:table-cell>
              <table:table-cell office:value-type="float" office:value="1">
                <text:p>1</text:p>
                <draw:g>
                  <svg:desc>Sheet1.I17:Sheet1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1651376146789">
                <text:p>0.981651376146789</text:p>
              </table:table-cell>
              <table:table-cell office:value-type="float" office:value="0.857351865398683">
                <text:p>0.857351865398683</text:p>
              </table:table-cell>
              <table:table-cell office:value-type="float" office:value="0.826990667797843">
                <text:p>0.826990667797843</text:p>
              </table:table-cell>
              <table:table-cell office:value-type="float" office:value="0.828752642706131">
                <text:p>0.828752642706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4297520661157">
                <text:p>0.884297520661157</text:p>
              </table:table-cell>
              <table:table-cell office:value-type="float" office:value="0.750320102432778">
                <text:p>0.750320102432778</text:p>
              </table:table-cell>
              <table:table-cell office:value-type="float" office:value="0.704070577310014">
                <text:p>0.704070577310014</text:p>
              </table:table-cell>
              <table:table-cell office:value-type="float" office:value="0.70340938220969">
                <text:p>0.70340938220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60010240655402">
                <text:p>0.60010240655402</text:p>
              </table:table-cell>
              <table:table-cell office:value-type="float" office:value="0.589656066367093">
                <text:p>0.589656066367093</text:p>
              </table:table-cell>
              <table:table-cell office:value-type="float" office:value="0.59991254919108">
                <text:p>0.599912549191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0.4$MacOSX_X86_64 LibreOffice_project/9a9c6381e3f7a62afc1329bd359cc48accb6435b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